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F920000033F000003DA86B3F60DDDFE1860.svg" manifest:media-type="image/svg+xml"/>
  <manifest:file-entry manifest:full-path="Pictures/100002010000002F00000038DB9B9515DC496C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ejaVu Serif1" svg:font-family="'DejaVu Serif'" style:font-adornments="Livro" style:font-family-generic="roman"/>
    <style:font-face style:name="Noto Sans Devanagari2" svg:font-family="'Noto Sans Devanagari'" style:font-family-generic="swiss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DejaVu Sans1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style:rel-width="100%" table:align="center"/>
    </style:style>
    <style:style style:name="Tabela1.A" style:family="table-column">
      <style:table-column-properties style:column-width="5.099cm" style:rel-column-width="2891*"/>
    </style:style>
    <style:style style:name="Tabela1.B" style:family="table-column">
      <style:table-column-properties style:column-width="0.85cm" style:rel-column-width="482*"/>
    </style:style>
    <style:style style:name="Tabela1.E" style:family="table-column">
      <style:table-column-properties style:column-width="5.101cm" style:rel-column-width="2892*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006586f" officeooo:paragraph-rsid="0006586f"/>
    </style:style>
    <style:style style:name="P2" style:family="paragraph" style:parent-style-name="Text_20_body">
      <style:text-properties officeooo:paragraph-rsid="0123ec85"/>
    </style:style>
    <style:style style:name="P3" style:family="paragraph" style:parent-style-name="Text_20_body">
      <style:text-properties officeooo:paragraph-rsid="01796eb9"/>
    </style:style>
    <style:style style:name="P4" style:family="paragraph" style:parent-style-name="Text_20_body">
      <style:text-properties officeooo:rsid="01a35c29" officeooo:paragraph-rsid="01a35c29"/>
    </style:style>
    <style:style style:name="P5" style:family="paragraph" style:parent-style-name="Text_20_body">
      <style:text-properties officeooo:paragraph-rsid="01a4d749"/>
    </style:style>
    <style:style style:name="P6" style:family="paragraph" style:parent-style-name="Text_20_body">
      <style:paragraph-properties fo:text-align="center" style:justify-single-word="false"/>
      <style:text-properties officeooo:rsid="01abf627" officeooo:paragraph-rsid="01abf627"/>
    </style:style>
    <style:style style:name="P7" style:family="paragraph" style:parent-style-name="Subtitle">
      <style:text-properties style:font-name="DejaVu Sans1" fo:font-size="16pt" officeooo:rsid="01a35c29" officeooo:paragraph-rsid="01a35c29" style:font-name-asian="Noto Sans CJK SC" style:font-size-asian="18pt" style:font-name-complex="Noto Sans Devanagari1" style:font-size-complex="18pt"/>
    </style:style>
    <style:style style:name="P8" style:family="paragraph" style:parent-style-name="Heading_20_1">
      <style:text-properties officeooo:rsid="01a4d749" officeooo:paragraph-rsid="01a4d749"/>
    </style:style>
    <style:style style:name="P9" style:family="paragraph" style:parent-style-name="Heading_20_1">
      <style:text-properties officeooo:rsid="0123ec85" officeooo:paragraph-rsid="015feb33"/>
    </style:style>
    <style:style style:name="P10" style:family="paragraph" style:parent-style-name="Heading_20_1">
      <style:text-properties officeooo:rsid="0123ec85" officeooo:paragraph-rsid="0123ec85"/>
    </style:style>
    <style:style style:name="P11" style:family="paragraph" style:parent-style-name="Heading_20_2">
      <style:text-properties officeooo:rsid="01c06bd8" officeooo:paragraph-rsid="01c06bd8"/>
    </style:style>
    <style:style style:name="P12" style:family="paragraph" style:parent-style-name="Table_20_Contents">
      <style:paragraph-properties fo:text-align="center" style:justify-single-word="false"/>
      <style:text-properties officeooo:rsid="01c5d277" officeooo:paragraph-rsid="01c5d277"/>
    </style:style>
    <style:style style:name="P13" style:family="paragraph" style:parent-style-name="Table_20_Contents">
      <style:paragraph-properties fo:text-align="center" style:justify-single-word="false"/>
      <style:text-properties officeooo:paragraph-rsid="01c5d277"/>
    </style:style>
    <style:style style:name="P14" style:family="paragraph" style:parent-style-name="Text_20_body" style:list-style-name="L1">
      <style:text-properties officeooo:paragraph-rsid="0123ec85"/>
    </style:style>
    <style:style style:name="P15" style:family="paragraph" style:parent-style-name="Text_20_body" style:list-style-name="L1">
      <style:text-properties officeooo:paragraph-rsid="01796eb9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1b3c0b6"/>
    </style:style>
    <style:style style:name="P18" style:family="paragraph" style:parent-style-name="Text_20_body">
      <style:paragraph-properties fo:text-align="center" style:justify-single-word="false"/>
      <style:text-properties officeooo:paragraph-rsid="01c30eee"/>
    </style:style>
    <style:style style:name="P19" style:family="paragraph" style:parent-style-name="Text_20_body">
      <style:text-properties officeooo:rsid="01af9dce" officeooo:paragraph-rsid="01af9dce"/>
    </style:style>
    <style:style style:name="P20" style:family="paragraph" style:parent-style-name="Text_20_body">
      <style:text-properties officeooo:rsid="01b0ed1c" officeooo:paragraph-rsid="01b0ed1c"/>
    </style:style>
    <style:style style:name="P21" style:family="paragraph" style:parent-style-name="Text_20_body">
      <style:paragraph-properties fo:text-align="center" style:justify-single-word="false"/>
      <style:text-properties officeooo:rsid="01b0ed1c" officeooo:paragraph-rsid="01b33415"/>
    </style:style>
    <style:style style:name="P22" style:family="paragraph" style:parent-style-name="Text_20_body">
      <style:text-properties officeooo:paragraph-rsid="01b3c0b6"/>
    </style:style>
    <style:style style:name="P23" style:family="paragraph" style:parent-style-name="Text_20_body">
      <style:paragraph-properties fo:text-align="center" style:justify-single-word="false"/>
      <style:text-properties officeooo:rsid="01b970c9" officeooo:paragraph-rsid="01b970c9"/>
    </style:style>
    <style:style style:name="P24" style:family="paragraph" style:parent-style-name="Text_20_body">
      <style:text-properties officeooo:paragraph-rsid="01b970c9"/>
    </style:style>
    <style:style style:name="P25" style:family="paragraph" style:parent-style-name="Text_20_body">
      <style:paragraph-properties fo:text-align="center" style:justify-single-word="false"/>
      <style:text-properties officeooo:rsid="01ba147d" officeooo:paragraph-rsid="01ba147d"/>
    </style:style>
    <style:style style:name="P26" style:family="paragraph" style:parent-style-name="Text_20_body">
      <style:text-properties officeooo:paragraph-rsid="01c06bd8"/>
    </style:style>
    <style:style style:name="P27" style:family="paragraph" style:parent-style-name="Text_20_body">
      <style:text-properties officeooo:rsid="01c30eee" officeooo:paragraph-rsid="01c30eee"/>
    </style:style>
    <style:style style:name="P28" style:family="paragraph" style:parent-style-name="Text_20_body">
      <style:text-properties officeooo:paragraph-rsid="01c30eee"/>
    </style:style>
    <style:style style:name="P29" style:family="paragraph" style:parent-style-name="Text_20_body">
      <style:text-properties officeooo:paragraph-rsid="01c65f68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eb91b"/>
    </style:style>
    <style:style style:name="T2" style:family="text">
      <style:text-properties officeooo:rsid="012a3cff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11pt" officeooo:rsid="0123ec85"/>
    </style:style>
    <style:style style:name="T5" style:family="text">
      <style:text-properties style:font-name="DejaVu Serif" fo:font-size="11pt" officeooo:rsid="0178de98"/>
    </style:style>
    <style:style style:name="T6" style:family="text">
      <style:text-properties style:font-name="DejaVu Serif" fo:font-size="11pt" officeooo:rsid="01796eb9"/>
    </style:style>
    <style:style style:name="T7" style:family="text">
      <style:text-properties style:font-name="DejaVu Serif" fo:font-size="11pt" officeooo:rsid="01a6415a"/>
    </style:style>
    <style:style style:name="T8" style:family="text">
      <style:text-properties style:font-name="DejaVu Serif" fo:font-size="11pt" officeooo:rsid="01a82a72"/>
    </style:style>
    <style:style style:name="T9" style:family="text">
      <style:text-properties style:font-name="DejaVu Serif" fo:font-size="11pt" officeooo:rsid="01aa7cc1"/>
    </style:style>
    <style:style style:name="T10" style:family="text">
      <style:text-properties style:font-name="DejaVu Serif" fo:font-size="11pt" officeooo:rsid="01b38d9b"/>
    </style:style>
    <style:style style:name="T11" style:family="text">
      <style:text-properties style:font-name="DejaVu Serif" fo:font-size="11pt" officeooo:rsid="01b3c0b6"/>
    </style:style>
    <style:style style:name="T12" style:family="text">
      <style:text-properties style:font-name="DejaVu Serif" fo:font-size="11pt" officeooo:rsid="01b4be3a"/>
    </style:style>
    <style:style style:name="T13" style:family="text">
      <style:text-properties style:font-name="DejaVu Serif" fo:font-size="11pt" officeooo:rsid="01b5af6b"/>
    </style:style>
    <style:style style:name="T14" style:family="text">
      <style:text-properties style:font-name="DejaVu Serif" fo:font-size="11pt" officeooo:rsid="01ba147d"/>
    </style:style>
    <style:style style:name="T15" style:family="text">
      <style:text-properties style:font-name="DejaVu Serif" fo:font-size="11pt" officeooo:rsid="01bbe925"/>
    </style:style>
    <style:style style:name="T16" style:family="text">
      <style:text-properties style:font-name="DejaVu Serif" fo:font-size="11pt" officeooo:rsid="01bdd7d2"/>
    </style:style>
    <style:style style:name="T17" style:family="text">
      <style:text-properties style:font-name="DejaVu Serif" fo:font-size="11pt" officeooo:rsid="01c30eee"/>
    </style:style>
    <style:style style:name="T18" style:family="text">
      <style:text-properties style:font-name="DejaVu Serif" fo:font-size="11pt" officeooo:rsid="01c5d277"/>
    </style:style>
    <style:style style:name="T19" style:family="text">
      <style:text-properties style:font-name="DejaVu Serif" style:font-name-asian="Noto Serif CJK SC" style:font-name-complex="Noto Sans Devanagari1"/>
    </style:style>
    <style:style style:name="T20" style:family="text">
      <style:text-properties style:font-name="DejaVu Serif" officeooo:rsid="01b33415" style:font-name-asian="Noto Serif CJK SC" style:font-name-complex="Noto Sans Devanagari1"/>
    </style:style>
    <style:style style:name="T21" style:family="text">
      <style:text-properties officeooo:rsid="0123ec85"/>
    </style:style>
    <style:style style:name="T22" style:family="text">
      <style:text-properties officeooo:rsid="0125b2c7"/>
    </style:style>
    <style:style style:name="T23" style:family="text">
      <style:text-properties style:text-position="sub 58%"/>
    </style:style>
    <style:style style:name="T24" style:family="text">
      <style:text-properties officeooo:rsid="0178de98"/>
    </style:style>
    <style:style style:name="T25" style:family="text">
      <style:text-properties officeooo:rsid="01796eb9"/>
    </style:style>
    <style:style style:name="T26" style:family="text">
      <style:text-properties officeooo:rsid="01a35c29"/>
    </style:style>
    <style:style style:name="T27" style:family="text">
      <style:text-properties officeooo:rsid="01a82a72"/>
    </style:style>
    <style:style style:name="T28" style:family="text">
      <style:text-properties style:font-name="DejaVu Serif1"/>
    </style:style>
    <style:style style:name="T29" style:family="text">
      <style:text-properties style:font-name="DejaVu Serif1" officeooo:rsid="01a82a72" style:font-name-asian="DejaVu Serif1" style:font-name-complex="DejaVu Serif1"/>
    </style:style>
    <style:style style:name="T30" style:family="text">
      <style:text-properties officeooo:rsid="01aa7cc1"/>
    </style:style>
    <style:style style:name="T31" style:family="text">
      <style:text-properties style:font-name="DejaVu Serif1" style:font-name-asian="DejaVu Serif1" style:font-name-complex="DejaVu Serif1"/>
    </style:style>
    <style:style style:name="T32" style:family="text">
      <style:text-properties style:font-name="DejaVu Serif1" officeooo:rsid="01b66bb3" style:font-name-asian="DejaVu Serif1" style:font-name-complex="DejaVu Serif1"/>
    </style:style>
    <style:style style:name="T33" style:family="text">
      <style:text-properties style:font-name="DejaVu Serif1" officeooo:rsid="01c88bd7" style:font-name-asian="DejaVu Serif1" style:font-name-complex="DejaVu Serif1"/>
    </style:style>
    <style:style style:name="T34" style:family="text">
      <style:text-properties officeooo:rsid="01b38d9b"/>
    </style:style>
    <style:style style:name="T35" style:family="text">
      <style:text-properties officeooo:rsid="01b3c0b6"/>
    </style:style>
    <style:style style:name="T36" style:family="text">
      <style:text-properties officeooo:rsid="01b4be3a"/>
    </style:style>
    <style:style style:name="T37" style:family="text">
      <style:text-properties officeooo:rsid="01b81296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1c30eee"/>
    </style:style>
    <style:style style:name="T40" style:family="text">
      <style:text-properties officeooo:rsid="01b970c9"/>
    </style:style>
    <style:style style:name="T41" style:family="text">
      <style:text-properties officeooo:rsid="01ba147d"/>
    </style:style>
    <style:style style:name="T42" style:family="text">
      <style:text-properties officeooo:rsid="01bbe925"/>
    </style:style>
    <style:style style:name="T43" style:family="text">
      <style:text-properties officeooo:rsid="01bc21d6"/>
    </style:style>
    <style:style style:name="T44" style:family="text">
      <style:text-properties officeooo:rsid="01bdd7d2"/>
    </style:style>
    <style:style style:name="T45" style:family="text">
      <style:text-properties officeooo:rsid="01c14758"/>
    </style:style>
    <style:style style:name="T46" style:family="text">
      <style:text-properties officeooo:rsid="01c173fe"/>
    </style:style>
    <style:style style:name="T47" style:family="text">
      <style:text-properties officeooo:rsid="01c30eee"/>
    </style:style>
    <style:style style:name="T48" style:family="text">
      <style:text-properties officeooo:rsid="01c50143"/>
    </style:style>
    <style:style style:name="T49" style:family="text">
      <style:text-properties officeooo:rsid="01c5d277"/>
    </style:style>
    <style:style style:name="T50" style:family="text">
      <style:text-properties officeooo:rsid="01c65f68"/>
    </style:style>
    <style:style style:name="T51" style:family="text">
      <style:text-properties officeooo:rsid="01c88b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I<text:span text:style-name="T2">I</text:span><text:span text:style-name="T26">I</text:span></text:p>
      <text:p text:style-name="P7">Contagem: princípios fundamentais</text:p>
      <text:p text:style-name="P4">Se o título deste capítulo parece pouco estimulante, é apenas porque o tipo de contagem que aprendemos quando crianças era, na sua maioria, de um tipo simples. Neste capítulo, vamos aprender a responder a algumas perguntas mais difíceis como “quantos horários semestrais diferentes um estudante universitário poderia ter?” e “quantas senhas diferentes pode um cliente escolher para este site de comércio eletrônico?” e “qual a probabilidade de este buffer de rede estourar, dado que os seus pacotes são dirigidos a três destinos diferentes?”</text:p>
      <text:p text:style-name="P4">O nome mais impressionante para este tópico é combinatória. Na combinatória, concentramo-nos em duas tarefas: contar coisas (para descobrir quantas existem), e enumerar coisas (para as listar sistematicamente como indivíduos). Algumas coisas revelam-se difíceis de contar mas fáceis de enumerar, e vice-versa.</text:p>
      <text:h text:style-name="P8" text:outline-level="1">O Teorema Fundamental da Contagem</text:h>
      <text:p text:style-name="P5">Começamos com uma regra básica que recebe o nome pomposo de Teorema Fundamental da Contagem. Ele diz o seguinte:</text:p>
      <text:p text:style-name="Text_20_body_20_indent">Se um todo pode ser particionado em <text:span text:style-name="Variable">k</text:span> componentes, e há <text:span text:style-name="Variable">n</text:span><text:span text:style-name="Variable"><text:span text:style-name="T23">i</text:span></text:span> escolhas para <text:span text:style-name="T7">o</text:span> <text:span text:style-name="Variable">i</text:span><text:span text:style-name="T7">-ésimo</text:span> <text:span text:style-name="T7">componente</text:span>, então há <text:span text:style-name="Variable">n</text:span><text:span text:style-name="T23">1</text:span> × <text:span text:style-name="Variable">n</text:span><text:span text:style-name="T23">2</text:span> × <text:span text:style-name="Variable">n</text:span><text:span text:style-name="T23">3</text:span> × <text:span text:style-name="T29">…</text:span> × <text:span text:style-name="Variable">n</text:span><text:span text:style-name="Variável_20_subscrita">k</text:span> maneiras de fazer o todo.</text:p>
      <text:p text:style-name="Text_20_body">Exemplo: Jane vai encomendar um<text:span text:style-name="T27">a</text:span> nov<text:span text:style-name="T8">a</text:span> Lamborghini. Ela tem doze cores diferentes de pintura à escolha (incluindo Vermelho Suave e Amarelo Ousado), três interiores diferentes (Couro Premium, Couro Costurado, ou Vinil), e três sistemas de <text:span text:style-name="T8">multimídia</text:span> diferentes. Deve também escolher entre transmissão automática e manual, e pode obter <text:span text:style-name="T8">chave convencional ou de presença</text:span>. Quantas configurações diferentes Jane tem para escolher? Dito de outra forma, quantos tipos diferentes de carro poderiam sair da linha <text:span text:style-name="T27">de montagem</text:span> para ela?</text:p>
      <text:p text:style-name="Text_20_body">A chave é que cada uma das suas escolhas é independente de todas as outras. A escolha de um exterior <text:span text:style-name="T9">V</text:span>erde <text:span text:style-name="T9">I</text:span>nvejoso não limita a sua escolha de transmissão, <text:span text:style-name="T9">multimídia</text:span>, ou qualquer outra coisa. Assim, <text:span text:style-name="T9">não importa</text:span> qual das 12 cores de pintura ela escolha, ela pode escolher independentemente qualquer um dos três interiores, e independentemente destas duas primeiras escolhas, ela pode escolher livremente qualquer um<text:span text:style-name="T30">a</text:span> <text:span text:style-name="T9">das opções de multimídia </text:span>etc. <text:span text:style-name="T30">Tudo pode ser misturado e combinado</text:span>. <text:s/>Portanto, a resposta é:</text:p>
      <text:p text:style-name="P6">12 <text:span text:style-name="T28">×</text:span><text:span text:style-name="T3"> 3 </text:span><text:span text:style-name="T28">× 3 × 2 × 2 = 432 opções.</text:span></text:p>
      <text:p text:style-name="Text_20_body">A propósito, aqui está uma notação alternativa que encontrará para isto:</text:p>
      <text:p text:style-name="P16"><draw:g text:anchor-type="as-char" draw:z-index="0" draw:style-name="gr1"><svg:title>TexMaths</svg:title><svg:desc>12§display§\prod_{i=1}^{k}n_i§svg§600§FALSE§</svg:desc><draw:frame draw:style-name="gr2" draw:text-style-name="P30" svg:width="0.997cm" svg:height="1.183cm" svg:x="0cm" svg:y="0cm"><draw:image xlink:href="Pictures/10001F920000033F000003DA86B3F60DDDFE1860.svg" xlink:type="simple" xlink:show="embed" xlink:actuate="onLoad" loext:mime-type="image/svg+xml"><text:p/></draw:image><draw:image xlink:href="Pictures/100002010000002F00000038DB9B9515DC496C0B.png" xlink:type="simple" xlink:show="embed" xlink:actuate="onLoad" loext:mime-type="image/png"/></draw:frame></draw:g></text:p>
      <text:p text:style-name="P19">que é simplesmente uma maneira mais curta de escrever</text:p>
      <text:p text:style-name="P16"><text:soft-page-break/><text:span text:style-name="Variable">n</text:span><text:span text:style-name="T23">1</text:span> × <text:span text:style-name="Variable">n</text:span><text:span text:style-name="T23">2</text:span> × <text:span text:style-name="Variable">n</text:span><text:span text:style-name="T23">3</text:span> × <text:span text:style-name="T29">…</text:span> × <text:span text:style-name="Variable">n</text:span><text:span text:style-name="Variável_20_subscrita">k</text:span> .</text:p>
      <text:p text:style-name="P20">A notação <text:span text:style-name="T31">∏</text:span><text:span text:style-name="T19"> é essencialmente um loop com um contador, e ele diz para multiplicar a expressão à sua direita para cada valor do contador (a razão porquê os matemáticos escolheram o símbolo </text:span><text:span text:style-name="T31">∏ (pi) para isso é simplesmente porque “pi” começa com a mesma letra que “produto”)</text:span><text:span text:style-name="T19">. </text:span></text:p>
      <text:p text:style-name="P20"><text:span text:style-name="T19">Podemos de fato obter muitas aplicações apenas com o teorema fundamental. Quantos PINs diferentes são possíveis para um cartão de banco? Supondo que são quatro dígitos, cada um dos quais pode ter qualquer valor de 0 a 9 (dez valores totais). </text:span><text:span text:style-name="T20">A resposta é,</text:span><text:span text:style-name="T19"> portanto:</text:span></text:p>
      <text:p text:style-name="P21"><text:span text:style-name="T19">10 × 10 × 10 × 10 = 10.000 PINs diferentes.</text:span></text:p>
      <text:p text:style-name="Text_20_body">Assim, um ladrão num caixa <text:span text:style-name="T10">eletrônico</text:span> introduzi<text:span text:style-name="T10">ndo</text:span> freneticamente PINs ao acaso (esperando quebrar a sua conta antes <text:span text:style-name="T10">que você ligue e bloqueie seu cartão extraviado</text:span>) teria de tentar cerca de 5.000 <text:span text:style-name="T10">vezes</text:span>, em média, antes de quebrar o código. <text:span text:style-name="T34">Ainda bem que o banco bloquearia o cartão automaticamente muito antes disso.</text:span></text:p>
      <text:p text:style-name="P22"><text:span text:style-name="T35">No estado da Virgínia, nos EUA, as regras para placas de automóveis são bastante flexíveis. Elas podem conter entre 1 e 7 caracteres, e cada um de</text:span><text:span text:style-name="T11">sses</text:span><text:span text:style-name="T35"> pode ser livremente um dígito ou uma letra do alfabeto. </text:span></text:p>
      <text:p text:style-name="P22"><text:span text:style-name="T35">Isso </text:span><text:span text:style-name="T11">nos dá</text:span><text:span text:style-name="T35"> muitas </text:span><text:span text:style-name="T11">possibilidades</text:span><text:span text:style-name="T35">. Quantas combinações diferentes de placas de matrícula estão disponíveis?</text:span></text:p>
      <text:p text:style-name="P22">Este <text:span text:style-name="T36">problema</text:span> requer um pouco mais de reflexão, uma vez que nem tod<text:span text:style-name="T12">as as placas</text:span> têm o mesmo número de caracteres. Além de “SED4756” e “PXY1927” também pode<text:span text:style-name="T36">mos</text:span> ter “DAWG” ou “LUVME” ou mesmo “U2”. Como podemos <text:span text:style-name="T12">contá</text:span>-l<text:span text:style-name="T12">a</text:span>s?</text:p>
      <text:p text:style-name="P22">O truque é dividir o nosso conjunto em subconjuntos mutuamente exclusivos, e depois somar as cardinalidades dos subconjuntos. Se apenas 7 caracteres cabem numa matrícula, então claramente cada número de matrícula tem 1, 2, 3, 4, 5, 6, ou 7 caracteres. E nenhuma matrícula tem dois destes (ou seja, não há matrícula que tenha simultaneamente 5 caracteres e 6 caracteres). Por conseguinte, são subconjuntos mutuamente exclusivos, sendo seguro <text:span text:style-name="T13">somar suas cardinalidades</text:span>. Este último ponto não é, muitas vezes, considerado, levando a erros. Cuidado para não acrescentar <text:span text:style-name="T13">descuidadamente</text:span> as cardinalidades de conjuntos não mutuamente exclusivos! Acabará por contar duplamente <text:span text:style-name="T13">alguns</text:span> itens.</text:p>
      <text:p text:style-name="P22">Assim, sabemos que o número de matrículas possíveis é igual a:</text:p>
      <text:p text:style-name="P17">o # de placas de 7 caracteres +<text:line-break/>o # de placas de 6 caracteres +<text:line-break/>o # de placas de 5 caracteres +<text:line-break/><text:span text:style-name="T32">…</text:span> +</text:p>
      <text:p text:style-name="P17">o # de placas de 1 caracter<text:span text:style-name="T37">e</text:span>.</text:p>
      <text:p text:style-name="Text_20_body">Muito bem. Podemos agora descobrir cada um deles separadamente. Como é que sabemos quantas placas de 7 caracteres existem? Bem, se cada caractere deve ser uma letra ou um dígito, então temos 26 + 10 = 36 escolhas para cada caractere. Isto implica 36<text:span text:style-name="T38">7</text:span> possíveis placas diferentes de 7 caracteres. O número total de matrículas é, portanto:</text:p>
      <text:p text:style-name="P23"><text:soft-page-break/>36<text:span text:style-name="T38">7</text:span> + 36<text:span text:style-name="T38">6</text:span> + 36<text:span text:style-name="T38">5</text:span> + 36<text:span text:style-name="T38">4</text:span> + 36<text:span text:style-name="T38">3</text:span> + 36<text:span text:style-name="T38">2</text:span> + 36 = 80.603.140.212 matrículas</text:p>
      <text:p text:style-name="P24"><text:span text:style-name="T40">o que é cerca de 10 vezes a população do planeta em 202</text:span><text:span text:style-name="T14">1</text:span><text:span text:style-name="T40">, então por enquanto vai ser o suficiente.</text:span></text:p>
      <text:p text:style-name="P24">Aqui está uma interessante experiência mental para testar a sua intuição sobre números. Olhe para o cálculo acima, e pergunte-se: “E se o estado da Virgínia decidisse, por uma questão de coerência, que todas as matrículas tinham de ter todos os 7 caracteres? Isso reduziria significativamente o número total de matrículas possíveis”? A minha primeira inclinação seria dizer “sim”, porque estamos <text:span text:style-name="T14">acrescentando</text:span> sete coisas nessa equação, e se exigíssemos placas de 7 caracteres para todos, eliminaríamos 6 dos 7. Certamente correríamos o risco de ficar sem matrículas para dar a todos os carros! Mas na realidade, o novo número total de matrículas <text:span text:style-name="T41">possíveis </text:span>tornar-se-ia:</text:p>
      <text:p text:style-name="P25">36<text:span text:style-name="T38">7</text:span> = 78.364.164.096 matrículas.</text:p>
      <text:p text:style-name="Text_20_body">Uau. Quase não perdemos nada ao eliminarmos todas as placas com menos de 7 caracteres. Acontece que, em comparação com as placas de 7 caracteres, todos os outros comprimentos foram uma gota de água <text:span text:style-name="T15">na bacia</text:span>. Esta é uma ilustração poderosa de crescimento exponencial. Quando se modifica o expoente, passando de algo como 36<text:span text:style-name="T38">6</text:span> para 36<text:span text:style-name="T38">7</text:span>, obtém-se um crescimento astronômico muito, muito rápido. Isto é bom de saber quando tudo o que se quer é uma aproximação <text:span text:style-name="T42">rápida </text:span>de alguma quantidade. Quantas senhas <text:span text:style-name="T43">diferentes </text:span>são possíveis num sistema que exige 6-10 caracteres por senha? Bem, pode-se praticamente ignorar todas as senhas de 6-9 caracteres e contar apenas as senhas de 10 caracteres, porque há muit<text:span text:style-name="T15">o</text:span> mais <text:span text:style-name="T42">dessas últimas</text:span>.</text:p>
      <text:p text:style-name="Text_20_body">Um último exemplo de placas de automóveis. O modelo de matrículas de placas para automóveis do Mercosul tem exatamente 7 caracteres. No entanto, eles estão restritos ao formato AAA0A00, que utilizamos para dizer que os três primeiros caracteres são necessariamente letras do alfabeto, o quarto caractere necessariamente é um dígito, o quinto novamente é uma letra, enquanto que o sexto e o sétimo são necessariamente dígitos. Quantas placas diferentes são possíveis nesse padrão? Neste caso, teremos:</text:p>
      <text:p text:style-name="P16">26 × 26 × 26 × 10 × 26 × 10 × 10 = 456.976.000 matrículas,</text:p>
      <text:p text:style-name="Text_20_body">ou seja, pouco mais de 450 milhões, bem menos que os mais de 78 bilhões que teríamos se cada um dos sete caracteres pudesse ser livremente um número ou uma letra.</text:p>
      <text:p text:style-name="Text_20_body">Eu disse que <text:span text:style-name="T16">seria</text:span> o último <text:span text:style-name="T44">exemplo com placas</text:span>, mas só para terminar <text:span text:style-name="T44">nossa seção de</text:span> <text:span text:style-name="T16">matrículas automotivas</text:span>, vamos calcular quantas placas diferentes eram possíveis no antigo padrão brasileiro, que era AAA0000. T<text:span text:style-name="T16">í</text:span>nhamos então:</text:p>
      <text:p text:style-name="P16">26 × 26 × 26 × 10 × 10 × 10 × 10 = 175.760.000 matrículas possíveis.</text:p>
      <text:p text:style-name="Text_20_body">Menos portanto do que a população do Brasil. Se <text:span text:style-name="T16">o Brasil tivesse a densidade automotiva de</text:span> San Marino, onde havia 1,2 veículo por habitante em 2013, isso seria um problema.</text:p>
      <text:h text:style-name="P11" text:outline-level="2"><text:soft-page-break/>Um truque simples</text:h>
      <text:p text:style-name="P26">Por vezes temos algo difícil de contar, mas podemos transformar a situação em algo muito mais fácil. Muitas vezes isto implica <text:span text:style-name="T45">em </text:span>contar o complemento de algo, e depois subtrair do total.</text:p>
      <text:p text:style-name="P26">Por exemplo, suponha que um determinado site da Internet exige que as senhas dos utilizadores tenham entre 6–10 caracteres – sendo cada caractere uma letra maiúscula, letra minúscula, dígito, ou car<text:span text:style-name="T46">a</text:span>cter<text:span text:style-name="T46">e</text:span> especial (*, #, @, % ou &amp;) – mas também exija que cada senha tenha pelo menos um dígito ou car<text:span text:style-name="T46">a</text:span>ter<text:span text:style-name="T46">e</text:span> especial. Quantas senhas <text:span text:style-name="T46">diferentes </text:span>são possíveis?</text:p>
      <text:p text:style-name="P27">Sem a parte do “pelo menos um dígito ou car<text:span text:style-name="T46">a</text:span>cter<text:span text:style-name="T46">e</text:span> especial”, é fácil: existem 26 + 26 + 10 + 5 = 67 escolhas diferentes para cada caractere, então nós temos</text:p>
      <text:p text:style-name="P18"><text:span text:style-name="T47">67</text:span><text:span text:style-name="T39">10</text:span><text:span text:style-name="T47"> + 67</text:span><text:span text:style-name="T39">9</text:span><text:span text:style-name="T47"> + 67</text:span><text:span text:style-name="T39">8</text:span><text:span text:style-name="T47"> + 67</text:span><text:span text:style-name="T39">7</text:span><text:span text:style-name="T47"> + 67</text:span><text:span text:style-name="T39">6</text:span><text:span text:style-name="T47"> = 1.850.456.557.795.600</text:span><text:span text:style-name="T17">.</text:span><text:span text:style-name="T47">384 possibilidades.</text:span></text:p>
      <text:p text:style-name="P27">Mas como lidamos com a parte do “pelo menos um”?</text:p>
      <text:p text:style-name="P28"><text:span text:style-name="T47">Uma maneira seria listar todas as formas possíveis de se ter uma senha com pelo menos um car</text:span><text:span text:style-name="T17">a</text:span><text:span text:style-name="T47">ctere não-alfabético. O caractere não-alfabético poderia aparecer na primeira posição, ou na segunda, ou na terceira, … ou </text:span><text:span text:style-name="T17">na</text:span><text:span text:style-name="T47"> décim</text:span><text:span text:style-name="T17">a</text:span><text:span text:style-name="T47">, mas claro que isto só funciona para </text:span><text:span text:style-name="T17">senhas</text:span><text:span text:style-name="T47"> de 10 dígitos, e </text:span><text:span text:style-name="T17">de qualquer</text:span><text:span text:style-name="T47"> </text:span><text:span text:style-name="T17">forma</text:span><text:span text:style-name="T47"> não é </text:span><text:span text:style-name="T17">o caso que</text:span><text:span text:style-name="T47"> os outros caracteres não pudessem também ser não-alfabéticos. Fica complicado muito rapidamente.</text:span></text:p>
      <text:p text:style-name="P28">Há um truque simples, no entanto, uma vez que se percebe que é fácil contar as senhas que não satisfazem a restrição extra. Faça a si mesmo esta pergunta: de todas as cadeias possíveis de 6–10 caracteres, quantas delas não têm pelo menos um car<text:span text:style-name="T48">a</text:span>cter<text:span text:style-name="T48">e</text:span> não-alfabético? (e são portanto ilegais, de acordo com as regras do site?)</text:p>
      <text:p text:style-name="P28">Acontece que é o mesmo que perguntar “quantas cadeias existem com 6-10 caracteres alfabéticos (apenas)”, o que é obviamente:</text:p>
      <text:p text:style-name="P18">52<text:span text:style-name="T38">10</text:span> + 52<text:span text:style-name="T38">9</text:span> + 52<text:span text:style-name="T38">8</text:span> + 52<text:span text:style-name="T38">7</text:span> + 52<text:span text:style-name="T38">6</text:span> = 147.389.519.403.536.384 <text:span text:style-name="T48">senhas </text:span>(<text:span text:style-name="T18">inválidas</text:span>).</text:p>
      <text:p text:style-name="Text_20_body">Agora, tudo o que temos de fazer é subtrair para obter: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 table:style-name="TableLine1979385260672">
          <table:table-cell table:style-name="Tabela1.A1" office:value-type="string">
            <text:p text:style-name="P13"><text:span text:style-name="T49"># total de </text:span><text:span text:style-name="T18">senhas</text:span></text:p>
          </table:table-cell>
          <table:table-cell table:style-name="Tabela1.A1" office:value-type="string">
            <text:p text:style-name="P12"><text:span text:style-name="T33">−</text:span></text:p>
          </table:table-cell>
          <table:table-cell table:style-name="Tabela1.A1" office:value-type="string">
            <text:p text:style-name="P12"># de senhas inválidas</text:p>
          </table:table-cell>
          <table:table-cell table:style-name="Tabela1.A1" office:value-type="string">
            <text:p text:style-name="P12">=</text:p>
          </table:table-cell>
          <table:table-cell table:style-name="Tabela1.A1" office:value-type="string">
            <text:p text:style-name="P12"># de senhas válidas</text:p>
          </table:table-cell>
        </table:table-row>
        <table:table-row table:style-name="TableLine1979385260672">
          <table:table-cell table:style-name="Tabela1.A1" office:value-type="string">
            <text:p text:style-name="P13"><text:span text:style-name="ScriptSize">1.850.456.557.795.600.384</text:span></text:p>
          </table:table-cell>
          <table:table-cell table:style-name="Tabela1.A1" office:value-type="string">
            <text:p text:style-name="P12"><text:span text:style-name="ScriptSize"><text:span text:style-name="T33">−</text:span></text:span></text:p>
          </table:table-cell>
          <table:table-cell table:style-name="Tabela1.A1" office:value-type="string">
            <text:p text:style-name="P12"><text:span text:style-name="ScriptSize">147.389.519.403.536.384</text:span></text:p>
          </table:table-cell>
          <table:table-cell table:style-name="Tabela1.A1" office:value-type="string">
            <text:p text:style-name="P12"><text:span text:style-name="ScriptSize">=</text:span></text:p>
          </table:table-cell>
          <table:table-cell table:style-name="Tabela1.A1" office:value-type="string">
            <text:p text:style-name="P12"><text:span text:style-name="ScriptSize">1.708.735.865.301.022.720</text:span></text:p>
          </table:table-cell>
        </table:table-row>
      </table:table>
      <text:p text:style-name="P29"><text:span text:style-name="T18">s</text:span><text:span text:style-name="T49">enhas válidas. Parece que não perdemos muito ao exigir o car</text:span><text:span text:style-name="T50">a</text:span><text:span text:style-name="T49">cter</text:span><text:span text:style-name="T50">e</text:span><text:span text:style-name="T49"> não-alfa</text:span><text:span text:style-name="T50">bético</text:span><text:span text:style-name="T49">. </text:span></text:p>
      <text:p text:style-name="P29">A lição aprendida é que se contar os elementos em algum conjunto envolve a contabilização de muitos cenários complicados diferentes, vale a pena tentar contar os elementos que não estão no conjunto, e ver se isso é mais fácil.</text:p>
      <text:h text:style-name="P9" text:outline-level="1">Créditos</text:h>
      <text:p text:style-name="P2"><text:span text:style-name="T26">FIXME </text:span><text:span text:style-name="T21">Todas as seções, com exceção da</text:span><text:span text:style-name="T25">s</text:span><text:span text:style-name="T21"> seç</text:span><text:span text:style-name="T6">ões</text:span><text:span text:style-name="T21"> “Relações de Equivalência” </text:span><text:span text:style-name="T25">e “Fechamento de Relações” </text:span><text:span text:style-name="T21">foram adaptadas </text:span><text:span text:style-name="T22">(traduzidas e modificadas)</text:span><text:span text:style-name="T21"> de [</text:span><text:span text:style-name="T25">2</text:span><text:span text:style-name="T21">], que está disponível sob a licença Creative Commons Attribution-ShareAlike 4.0 International. </text:span></text:p>
      <text:p text:style-name="P3"><text:soft-page-break/><text:span text:style-name="T21">A</text:span><text:span text:style-name="T25">s</text:span><text:span text:style-name="T21"> seç</text:span><text:span text:style-name="T6">ões</text:span><text:span text:style-name="T21"> “Relações de Equivalência” </text:span><text:span text:style-name="T25">e “Fechamento de Relações” </text:span><text:span text:style-name="T21">fo</text:span><text:span text:style-name="T6">ram</text:span><text:span text:style-name="T21"> adaptada</text:span><text:span text:style-name="T25">s</text:span><text:span text:style-name="T21"> </text:span><text:span text:style-name="T22">(traduzida</text:span><text:span text:style-name="T25">s</text:span><text:span text:style-name="T22"> e modificada</text:span><text:span text:style-name="T25">s</text:span><text:span text:style-name="T22">) </text:span><text:span text:style-name="T21">de [</text:span><text:span text:style-name="T6">1</text:span><text:span text:style-name="T21">], que também está disponível sob a licença Creative Commons Attribution-ShareAlike 4.0 International.</text:span></text:p>
      <text:h text:style-name="P10" text:outline-level="1">Referências</text:h>
      <text:list xml:id="list1648893174" text:style-name="L1">
        <text:list-item>
          <text:p text:style-name="P14"><text:span text:style-name="T5">Aspnes</text:span>, <text:span text:style-name="T5">James</text:span>. <text:span text:style-name="Emphasis"><text:span text:style-name="T24">Notes on Discrete Mathematics</text:span></text:span>. Disponível em <text:a xlink:type="simple" xlink:href="http://www.cs.yale.edu/homes/aspnes/classes/202/notes.pdf" text:style-name="Internet_20_link" text:visited-style-name="Visited_20_Internet_20_Link">http://www.cs.yale.edu/homes/aspnes/classes/202/notes.pdf</text:a> <text:s/>.</text:p>
        </text:list-item>
        <text:list-item>
          <text:p text:style-name="P15"><text:span text:style-name="T21">Davies, Stephen. </text:span><text:span text:style-name="Emphasis"><text:span text:style-name="T21">A Cool Brisk Walk Through Discrete Mathematics</text:span></text:span><text:span text:style-name="T21">. Disponível em </text:span><text:a xlink:type="simple" xlink:href="http://www.allthemath.org/vol-i/" text:style-name="Internet_20_link" text:visited-style-name="Visited_20_Internet_20_Link"><text:span text:style-name="T21">http://www.allthemath.org/vol-i/</text:span></text:a><text:span text:style-name="T21"> .</text:span></text:p>
        </text:list-item>
      </text:list>
      <text:h text:style-name="P10" text:outline-level="1">Licença</text:h>
      <text:p text:style-name="P2">É concedida permissão para copiar, distribuir, transmitir e adaptar est<text:span text:style-name="T4">a obra</text:span> sob a Licença Creative Commons Attribution-ShareAlike 4.0 International (CC BY-SA 4.0), disponível em <text:a xlink:type="simple" xlink:href="http://creativecommons.org/licenses/by-sa/4.0/" text:style-name="Internet_20_link" text:visited-style-name="Visited_20_Internet_20_Link">http://creativecommons.org/licenses/by-sa/4.0/</text:a>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ejaVu Serif1" svg:font-family="'DejaVu Serif'" style:font-adornments="Livro" style:font-family-generic="roman"/>
    <style:font-face style:name="Noto Sans Devanagari2" svg:font-family="'Noto Sans Devanagari'" style:font-family-generic="swiss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DejaVu Sans1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Livro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style-name="Livr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fo:hyphenation-ladder-count="no-limit" style:page-number="auto"/>
      <style:text-properties style:font-name="DejaVu Serif" fo:font-family="'DejaVu Serif'" style:font-style-name="Livro" style:font-family-generic="roman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2" fo:font-family="'DejaVu Sans'" style:font-style-name="Negrito" style:font-family-generic="swiss" style:font-pitch="variable" fo:font-size="2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1" fo:font-family="'DejaVu Sans'" style:font-style-name="Livro" style:font-family-generic="swiss" style:font-pitch="variable" fo:font-size="16pt" style:font-size-asian="18pt" style:font-size-complex="18pt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55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7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48pt" fo:font-style="normal" fo:text-shadow="none" style:text-underline-style="none" fo:font-weight="bold" style:letter-kerning="true" style:font-name-asian="Arimo" style:font-family-asian="Arimo" style:font-family-generic-asian="system" style:font-pitch-asian="variable" style:font-size-asian="48pt" style:font-style-asian="normal" style:font-weight-asian="bold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DejaVu Sans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DejaVu Sans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55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397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2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nk_20_da_20_internet_20_visitado" style:display-name="Link da internet visitado" style:family="paragraph" style:default-outline-level="">
      <style:text-properties fo:color="#80000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text-properties fo:color="#00008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319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48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2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2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bold" style:letter-kerning="true" style:font-name-asian="Arimo" style:font-family-asian="Arimo" style:font-family-generic-asian="system" style:font-pitch-asian="variable" style:font-size-asian="44pt" style:font-style-asian="normal" style:font-weight-asian="bold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DejaVu Sans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2" fo:font-family="'DejaVu Sans'" style:font-style-name="Negrito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family="'DejaVu Serif'" style:font-style-name="Livro" style:font-family-generic="roman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text-align="justify" style:justify-single-word="false" fo:hyphenation-ladder-count="no-limit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.499cm" fo:text-indent="0cm" style:auto-text-indent="false" fo:padding="0.049cm" fo:border="0.06pt solid 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em_20_título1" style:display-name="Sem título1" style:family="text"/>
    <style:style style:name="Sem_20_título2" style:display-name="Sem título2" style:family="text"/>
    <style:style style:name="Sem_20_título3" style:display-name="Sem título3" style:family="text"/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ável_20_Sobrelinha" style:display-name="Variável Sobrelinha" style:family="text" style:parent-style-name="Variable">
      <style:text-properties style:text-overline-style="solid" style:text-overline-width="auto" style:text-overline-color="font-color"/>
    </style:style>
    <style:style style:name="Variável_20_subscrita" style:display-name="Variável subscrita" style:family="text" style:parent-style-name="Variable">
      <style:text-properties style:text-position="sub 58%"/>
    </style:style>
    <style:style style:name="Variável_20_sobrescrita" style:display-name="Variável sobrescrita" style:family="text" style:parent-style-name="Variable">
      <style:text-properties style:text-position="super 58%"/>
    </style:style>
    <style:style style:name="Variável_20_riscada" style:display-name="Variável riscada" style:family="text" style:parent-style-name="Variable">
      <style:text-properties style:text-line-through-style="solid" style:text-line-through-type="singl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ipo_20_não_20_hifenizável" style:display-name="Teletipo não hifenizável" style:family="text" style:parent-style-name="Teletype">
      <style:text-properties style:font-name="DejaVu Sans Mono" fo:font-family="'DejaVu Sans Mono'" style:font-style-name="Livro" style:font-family-generic="modern" style:font-pitch="fixed" fo:font-size="11pt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iptSize" style:family="text">
      <style:text-properties fo:font-size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006586f" officeooo:paragraph-rsid="0006586f"/>
    </style:style>
    <style:style style:name="MT1" style:family="text">
      <style:text-properties officeooo:rsid="005eb91b"/>
    </style:style>
    <style:style style:name="MT2" style:family="text">
      <style:text-properties officeooo:rsid="012a3c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temática Discreta para Computação – <text:span text:style-name="MT1">Prof.</text:span> Sergio Queiroz – Módulo I<text:span text:style-name="MT2">I</text:span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08:46:00.544689402</meta:creation-date>
    <dc:date>2021-02-02T19:01:51.220000000</dc:date>
    <meta:editing-duration>P1DT8H50M52S</meta:editing-duration>
    <meta:editing-cycles>359</meta:editing-cycles>
    <meta:generator>LibreOffice/6.4.7.2$Windows_X86_64 LibreOffice_project/639b8ac485750d5696d7590a72ef1b496725cfb5</meta:generator>
    <meta:document-statistic meta:table-count="1" meta:image-count="0" meta:object-count="0" meta:page-count="5" meta:paragraph-count="69" meta:word-count="1808" meta:character-count="11112" meta:non-whitespace-character-count="9366"/>
  </office:meta>
</office:document-meta>
</file>